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1" svg:font-family="'Times New Roman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bold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Heading_20_1"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left="0.222in" fo:margin-right="0in" fo:text-indent="0in" style:auto-text-indent="false"/>
      <style:text-properties style:text-underline-style="none" fo:font-weight="normal" style:font-weight-asian="normal" style:font-weight-complex="normal"/>
    </style:style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L1"/>
    <style:style style:name="P13" style:family="paragraph" style:parent-style-name="Standard" style:list-style-name="L1"/>
    <style:style style:name="P14" style:family="paragraph" style:parent-style-name="Standard" style:list-style-name="L1"/>
    <style:style style:name="P15" style:family="paragraph" style:parent-style-name="Standard" style:list-style-name="L1"/>
    <style:style style:name="P16" style:family="paragraph" style:parent-style-name="Standard" style:list-style-name="L2"/>
    <style:style style:name="P17" style:family="paragraph" style:parent-style-name="Standard" style:list-style-name="L3"/>
    <style:style style:name="P18" style:family="paragraph" style:parent-style-name="Standard" style:list-style-name="L3"/>
    <style:style style:name="P19" style:family="paragraph" style:parent-style-name="Standard" style:list-style-name="L3"/>
    <style:style style:name="P20" style:family="paragraph" style:parent-style-name="Standard" style:list-style-name="L3"/>
    <style:style style:name="P21" style:family="paragraph" style:parent-style-name="Standard" style:list-style-name="L3"/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ction Plan: Plain Text</text:h>
      <text:p text:style-name="P6"/>
      <text:p text:style-name="P2">Implementation Date:<text:span text:style-name="T1"> 03-19-03</text:span></text:p>
      <text:p text:style-name="P3">Last Review:<text:span text:style-name="T2"> 08-24-07</text:span></text:p>
      <text:p text:style-name="Standard"/>
      <text:h text:style-name="P8" text:outline-level="1" text:is-list-header="true">1. Ingest <text:s/>Processing</text:h>
      <text:list text:style-name="L1">
        <text:list-item>
          <text:p text:style-name="P10">Identification: Yes, by parsing the entire file or the first 65536 characters for large files. <text:s/>Plain Text can only contain octets with hexadecimal value in the range of [0x07, 0x0d], [0x20, 0x7e], [0x80, 0xfe], and 0x1b.</text:p>
        </text:list-item>
        <text:list-item>
          <text:p text:style-name="P10">Validation: Yes. <text:s/>Same rules as identification.</text:p>
        </text:list-item>
        <text:list-item>
          <text:p text:style-name="P10">Characterization: Yes. <text:s/>Extracted format metadata are described in Section 2.1 of Plain Text Action Plan Background.</text:p>
        </text:list-item>
        <text:list-item>
          <text:p text:style-name="P10">Normalization: No.</text:p>
        </text:list-item>
        <text:list-item>
          <text:p text:style-name="P10">Migration: No.</text:p>
          <text:p text:style-name="P10"/>
        </text:list-item>
      </text:list>
      <text:p text:style-name="P5">2. Significant Properties</text:p>
      <text:p text:style-name="P9">Plain text exhibits the following significant properties<text:note text:id="ftn1" text:note-class="footnote"><text:note-citation>1</text:note-citation><text:note-body><text:p text:style-name="Footnote">“From digital volatility to digital permanence, Preserving text documents”, Jacqueline Slats, The Hague, November 2003, <text:a xlink:type="simple" xlink:href="http://www.digitaleduurzaamheid.nl/bibliotheek/docs/volatility-permanence-textdocs-en.pdf">http://www.digitaleduurzaamheid.nl/bibliotheek/docs/volatility-permanence-textdocs-en.pdf</text:a> </text:p></text:note-body></text:note>. <text:s/>It is intended to preserve and evaluate these significant properties when adopting migration or normalization policy in the future.</text:p>
      <text:p text:style-name="P7"/>
      <text:list text:style-name="L2">
        <text:list-item>
          <text:p text:style-name="P16">Content: All content, including every character, will be preserved.</text:p>
        </text:list-item>
      </text:list>
      <text:list text:style-name="L3">
        <text:list-item>
          <text:p text:style-name="P17">Context: N/A. <text:s/>Plain Text does not contain metadata to describe the environment where it was originally created or used.</text:p>
        </text:list-item>
        <text:list-item>
          <text:p text:style-name="P17">Behavior: N/A. <text:s/>Plain Text does not provide interactive characteristics.</text:p>
        </text:list-item>
        <text:list-item>
          <text:p text:style-name="P17">Structure: The location of every linebreak will be preserved. <text:s/>There is no other predefined structure for Plain Text.</text:p>
        </text:list-item>
        <text:list-item>
          <text:p text:style-name="P17">Appearance: N/A. <text:s/>Plain Text does not store appearance attributes such as font (including font size or font style), color, alignment, etc.</text:p>
          <text:p text:style-name="P17"/>
        </text:list-item>
      </text:list>
      <text:p text:style-name="P4">3. Long-term Preservation Strategy</text:p>
      <text:p text:style-name="Standard"/>
      <text:p text:style-name="P2">3.1 Long-term Preservation Strategy for the Original</text:p>
      <text:p text:style-name="P6">Plain text files will be preserved “as is”.</text:p>
      <text:p text:style-name="Standard"/>
      <text:p text:style-name="P2">3.2 Long-term Preservation Strategy for the Normalized Version(s)</text:p>
      <text:p text:style-name="Standard">Not applicable</text:p>
      <text:p text:style-name="Standard"/>
      <text:p text:style-name="Standard"/>
      <text:p text:style-name="P4">4 Timetable of Anticipated Short-term Actions</text:p>
      <text:p text:style-name="Standard">No action</text:p>
      <text:p text:style-name="Standard"/>
      <text:p text:style-name="Standard"/>
      <text:p text:style-name="P4">5 <text:s/>Timetable of Action Plan Review and Revisal</text:p>
      <text:p text:style-name="Standard">Review and revise action plan in 5 years (Aug 2012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1" svg:font-family="'Times New Roman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style:font-name="Times New Roman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1" fo:font-size="12pt" fo:language="en" fo:country="US" style:font-name-asian="Times New Roman1" style:font-size-asian="12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uxi Sans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text-underline-style="solid" style:text-underline-width="auto" style:text-underline-color="font-color" fo:font-weight="bold" style:font-weight-asian="bold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T1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pm1">
      <style:page-layout-properties fo:page-width="8.5in" fo:page-height="11in" style:num-format="1" style:print-orientation="portrait" fo:margin-top="1in" fo:margin-bottom="0.4925in" fo:margin-left="1in" fo:margin-right="1in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3409in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draw:frame draw:style-name="fr1" draw:name="Frame1" text:anchor-type="paragraph" svg:y="0.0008in" svg:width="0.3075in" svg:height="0.0161in" draw:z-index="0"><draw:text-box><text:p text:style-name="Footer"><text:span text:style-name="Page_20_Number"><text:page-number text:select-page="current">1</text:page-number></text:span></text:p></draw:text-box></draw:frame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Action Plan Plain text</dc:title>
    <meta:initial-creator>Andrea</meta:initial-creator>
    <meta:creation-date>2003-01-27T10:03:00</meta:creation-date>
    <dc:creator>carol</dc:creator>
    <dc:date>2007-08-27T08:46:15</dc:date>
    <dc:language>en-US</dc:language>
    <meta:editing-cycles>63</meta:editing-cycles>
    <meta:editing-duration>P4DT20H27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7" meta:word-count="270" meta:character-count="1811"/>
  </office:meta>
</office:document-meta>
</file>